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ato2" svg:font-family="Lato" style:font-adornments="Fett" style:font-pitch="variable"/>
    <style:font-face style:name="Lato1" svg:font-family="Lato" style:font-adornments="Standard" style:font-pitch="variable"/>
    <style:font-face style:name="Liberation Serif" svg:font-family="'Liberation Serif'" style:font-family-generic="roman" style:font-pitch="variable"/>
    <style:font-face style:name="AlternateGothic2 BT" svg:font-family="'AlternateGothic2 BT'" style:font-adornments="Fet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1" style:family="table-row">
      <style:table-row-properties style:min-row-height="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tyle="italic" officeooo:rsid="0013a94c" officeooo:paragraph-rsid="0013a94c" style:font-style-asian="italic" style:font-style-complex="italic"/>
    </style:style>
    <style:style style:name="P2" style:family="paragraph" style:parent-style-name="Text_20_body">
      <style:paragraph-properties fo:text-align="start" style:justify-single-word="false"/>
      <style:text-properties fo:font-style="italic" officeooo:rsid="0013a94c" officeooo:paragraph-rsid="0013a94c" style:font-style-asian="italic" style:font-style-complex="italic"/>
    </style:style>
    <style:style style:name="P3" style:family="paragraph" style:parent-style-name="Title">
      <style:text-properties officeooo:rsid="000f8af1" officeooo:paragraph-rsid="000f8af1"/>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text-properties officeooo:paragraph-rsid="000f8af1"/>
    </style:style>
    <style:style style:name="P8" style:family="paragraph" style:parent-style-name="Text_20_body" style:list-style-name="L2">
      <style:text-properties officeooo:paragraph-rsid="0012e756"/>
    </style:style>
    <style:style style:name="P9" style:family="paragraph" style:parent-style-name="Text_20_body" style:list-style-name="L2">
      <style:text-properties officeooo:rsid="0022f0c7" officeooo:paragraph-rsid="000f8af1"/>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6">
      <style:text-properties officeooo:paragraph-rsid="0012e756"/>
    </style:style>
    <style:style style:name="P15" style:family="paragraph" style:parent-style-name="Text_20_body" style:list-style-name="L7">
      <style:text-properties officeooo:paragraph-rsid="001a9148"/>
    </style:style>
    <style:style style:name="P16" style:family="paragraph" style:parent-style-name="Text_20_body">
      <style:text-properties officeooo:rsid="001a9148" officeooo:paragraph-rsid="001a9148"/>
    </style:style>
    <style:style style:name="P17" style:family="paragraph" style:parent-style-name="Text_20_body">
      <style:text-properties fo:font-weight="bold" officeooo:paragraph-rsid="001a9148" style:font-weight-asian="bold" style:font-weight-complex="bold"/>
    </style:style>
    <style:style style:name="P18" style:family="paragraph" style:parent-style-name="Table_20_Contents">
      <style:text-properties style:font-name="Lato1" style:font-size-asian="10.5pt"/>
    </style:style>
    <style:style style:name="P19" style:family="paragraph" style:parent-style-name="Table_20_Contents">
      <style:text-properties style:font-name="Lato1" officeooo:rsid="001a9148" officeooo:paragraph-rsid="001a9148" style:font-size-asian="10.5pt"/>
    </style:style>
    <style:style style:name="T1" style:family="text">
      <style:text-properties officeooo:rsid="000ef2c7"/>
    </style:style>
    <style:style style:name="T2" style:family="text">
      <style:text-properties officeooo:rsid="0019c026"/>
    </style:style>
    <style:style style:name="T3" style:family="text">
      <style:text-properties officeooo:rsid="00168382"/>
    </style:style>
    <style:style style:name="T4" style:family="text">
      <style:text-properties style:font-name="Lato"/>
    </style:style>
    <style:style style:name="T5" style:family="text">
      <style:text-properties style:font-name="Lato" officeooo:rsid="0014ba56"/>
    </style:style>
    <style:style style:name="T6" style:family="text">
      <style:text-properties style:font-name="Lato" officeooo:rsid="001e10ff"/>
    </style:style>
    <style:style style:name="T7" style:family="text">
      <style:text-properties officeooo:rsid="0015e9fa"/>
    </style:style>
    <style:style style:name="T8" style:family="text">
      <style:text-properties officeooo:rsid="001983b9"/>
    </style:style>
    <style:style style:name="T9" style:family="text">
      <style:text-properties officeooo:rsid="0014ba56"/>
    </style:style>
    <style:style style:name="T10" style:family="text">
      <style:text-properties officeooo:rsid="00147dcd"/>
    </style:style>
    <style:style style:name="T11" style:family="text">
      <style:text-properties officeooo:rsid="0018bdab"/>
    </style:style>
    <style:style style:name="T12" style:family="text">
      <style:text-properties officeooo:rsid="000f8af1"/>
    </style:style>
    <style:style style:name="T13" style:family="text">
      <style:text-properties fo:font-style="normal" style:font-style-asian="normal" style:font-style-complex="normal"/>
    </style:style>
    <style:style style:name="T14" style:family="text">
      <style:text-properties fo:font-style="normal" officeooo:rsid="0010113b" style:font-style-asian="normal" style:font-style-complex="normal"/>
    </style:style>
    <style:style style:name="T15" style:family="text">
      <style:text-properties officeooo:rsid="0010113b"/>
    </style:style>
    <style:style style:name="T16" style:family="text">
      <style:text-properties officeooo:rsid="0011bf3a"/>
    </style:style>
    <style:style style:name="T17" style:family="text">
      <style:text-properties officeooo:rsid="0012e756"/>
    </style:style>
    <style:style style:name="T18" style:family="text">
      <style:text-properties officeooo:rsid="0013a94c"/>
    </style:style>
    <style:style style:name="T19" style:family="text">
      <style:text-properties officeooo:rsid="00170e8f"/>
    </style:style>
    <style:style style:name="T20" style:family="text">
      <style:text-properties officeooo:rsid="0018a291"/>
    </style:style>
    <style:style style:name="T21" style:family="text">
      <style:text-properties officeooo:rsid="001a914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reifunk Bingen“ - Satzung <text:span text:style-name="T19">des Vereins</text:span></text:p>
      <text:p text:style-name="P1">Stand vom <text:s/><text:date style:data-style-name="N37" text:date-value="2015-08-19T11:19:42.612957386" text:fixed="true">19.08.15</text:dat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text:a xlink:type="simple" xlink:href="#__RefHeading___Toc437_188939905" text:style-name="Index_20_Link" text:visited-style-name="Index_20_Link">§1 Name und Sitz des Vereins<text:tab/>1</text:a></text:p>
          <text:p text:style-name="P4"><text:a xlink:type="simple" xlink:href="#__RefHeading___Toc326_1841127813" text:style-name="Index_20_Link" text:visited-style-name="Index_20_Link">§2 Zweck des Vereins, Gemeinnützigkeit, Auflösung und Vermögen<text:tab/>1</text:a></text:p>
          <text:p text:style-name="P4"><text:a xlink:type="simple" xlink:href="#__RefHeading___Toc439_188939905" text:style-name="Index_20_Link" text:visited-style-name="Index_20_Link">§3 Mitgliedschaft<text:tab/>2</text:a></text:p>
          <text:p text:style-name="P4"><text:a xlink:type="simple" xlink:href="#__RefHeading___Toc330_1841127813" text:style-name="Index_20_Link" text:visited-style-name="Index_20_Link">§4 Organe des Vereins<text:tab/>3</text:a></text:p>
          <text:p text:style-name="P4"><text:a xlink:type="simple" xlink:href="#__RefHeading___Toc332_1841127813" text:style-name="Index_20_Link" text:visited-style-name="Index_20_Link">§5 Die Mitgliederversammlung<text:tab/>3</text:a></text:p>
          <text:p text:style-name="P4"><text:a xlink:type="simple" xlink:href="#__RefHeading___Toc334_1841127813" text:style-name="Index_20_Link" text:visited-style-name="Index_20_Link">§6 Der Vorstand<text:tab/>4</text:a></text:p>
          <text:p text:style-name="P4"><text:a xlink:type="simple" xlink:href="#__RefHeading___Toc336_1841127813" text:style-name="Index_20_Link" text:visited-style-name="Index_20_Link">§7 Schlussbestimmung<text:tab/>5</text:a></text:p>
        </text:index-body>
      </text:table-of-content>
      <text:p text:style-name="P2"/>
      <text:h text:style-name="Heading_20_1" text:outline-level="1"><text:bookmark-start text:name="__RefHeading___Toc437_188939905"/>§1 Name und Sitz des Vereins<text:bookmark-end text:name="__RefHeading___Toc437_188939905"/></text:h>
      <text:list xml:id="list2265763818751942708" text:style-name="L1">
        <text:list-item>
          <text:p text:style-name="P5">Der Verein führt den Namen „Freifunk <text:span text:style-name="T1">Bingen</text:span>“ (im folgenden Verein genannt). </text:p>
        </text:list-item>
        <text:list-item>
          <text:p text:style-name="P5">Der Sitz des Vereins ist <text:span text:style-name="T1">Bingen am Rhein</text:span>. </text:p>
        </text:list-item>
        <text:list-item>
          <text:p text:style-name="P5">Der Verein ist in das Vereinsregister der Stadt <text:span text:style-name="T1">Bingen</text:span> einzutragen und trägt danach den <text:span text:style-name="T17">Zusatz „</text:span> e.V.“. </text:p>
        </text:list-item>
        <text:list-item>
          <text:p text:style-name="P5">Das Geschäftsjahr des Vereins ist das Kalenderjahr. </text:p>
        </text:list-item>
      </text:list>
      <text:h text:style-name="Heading_20_1" text:outline-level="1"><text:bookmark-start text:name="__RefHeading___Toc326_1841127813"/><text:bookmark text:name=".C2.A72_Zweck_des_Vereins.2C_Gemeinn.C3.BCtzigkeit.2C_Aufl.C3.B6sung_und_Verm.C3.B6gen"/>§2 Zweck des Vereins, Gemeinnützigkeit, Auflösung und Vermögen<text:bookmark-end text:name="__RefHeading___Toc326_1841127813"/></text:h>
      <text:list xml:id="list8568740630967589626" text:style-name="L2">
        <text:list-item>
          <text:p text:style-name="P6">Zweck des Vereins ist die Erforschung, Anwendung und Verbreitung freier Netzwerk<text:span text:style-name="T18">­</text:span>technologien sowie die Verbreitung und Vermittlung von Wissen über Funk und Netzwerktechnologien.</text:p>
        </text:list-item>
        <text:list-item>
          <text:p text:style-name="P9">Der Verein fördert durch die Verbreitung freier Netzwerktechnologien die gleich­berechtigtere Teilhabe aller Menschen unabhängig von Hautfarbe, ethnischer Her­kunft, Nationalität, Sprache, Geschlecht, Religion oder Weltanschauung, sexueller Orientierung oder Identität, Alter, einer Behinderung, körperlichen Merkmalen, Bildungsstand, sozialem Status.</text:p>
        </text:list-item>
        <text:list-item>
          <text:p text:style-name="P7">Weiterhin fördert der Verein ideell, materiell und/oder finanziell: </text:p>
          <text:list>
            <text:list-item>
              <text:p text:style-name="P6">die Schaffung experimenteller Kommunikations- und Infrastrukturen sowie Bürgerdatennetzen. </text:p>
            </text:list-item>
            <text:list-item>
              <text:p text:style-name="P6">Kulturelle, technologische und soziale Bildungs- und Forschungsobjekte </text:p>
            </text:list-item>
            <text:list-item>
              <text:p text:style-name="P6">die Veranstaltung <text:span text:style-name="T2">von </text:span>Kongresse<text:span text:style-name="T2">n</text:span>, Treffen und Konferenzen, sowie die Teilnahme der Mitglieder. </text:p>
            </text:list-item>
          </text:list>
        </text:list-item>
        <text:list-item>
          <text:p text:style-name="P6">Der Verein ist frei und unabhängig <text:span text:style-name="T3">und ist weder parteipolitisch, ideologisch oder </text:span><text:soft-page-break/><text:span text:style-name="T3">konfessionell gebunden.</text:span></text:p>
        </text:list-item>
        <text:list-item>
          <text:p text:style-name="P6"><text:span text:style-name="T3">Der Verein</text:span> verfolgt ausschließlich und unmittelbar gemeinnützige Zwecke im Sinne des Abschnitts „Steuerbegünstigte Zwecke“ der Abgabenordnung. Er ist selbstlos tätig und verfolgt nicht in erster Linie eigenwirtschaftliche Zwecke. Die Mittel des Vereins dürfen nur für satzungsgemäße Zwecke verwendet werden. Es darf keine Person durch Ausgaben, die dem Vereinszweck fremd sind, oder durch unverhältnis<text:span text:style-name="T18">­</text:span>mäßig hohe Vergütungen begünstigt werden. Die Mitglieder erhalten keine Zu<text:span text:style-name="T18">­</text:span>wendungen aus den Mitteln des Vereins. </text:p>
        </text:list-item>
        <text:list-item>
          <text:p text:style-name="P6">Bei Auflösung oder bei Wegfall steuerbegünstigter Zwecke fällt das Vermögen des Vereins an den „Förderverein Freie Netze e.V.“ oder an eine andere steuerbegünstigte Körperschaft oder Körperschaft öffentlichen Rechts, welche es unmittelbar für gemeinnützige Zwecke verwenden muss. </text:p>
        </text:list-item>
        <text:list-item>
          <text:p text:style-name="P6">Ausscheidende Mitglieder haben keinen Anspruch auf das Vereinsvermögen. </text:p>
        </text:list-item>
        <text:list-item>
          <text:p text:style-name="P8">Über die Auflösung des Vereines entscheidet eine Mitgliederversammlung, die eigens zu diesem Zweck einberufen wird. Die Auflösung gilt als beschlossen wenn <text:span text:style-name="T12">drei von vier der anwesenden Mitglieder</text:span> dafür stimmen. </text:p>
        </text:list-item>
      </text:list>
      <text:h text:style-name="Heading_20_1" text:outline-level="1"><text:bookmark-start text:name="__RefHeading___Toc439_188939905"/><text:bookmark text:name=".C2.A73_Mitgliedschaft"/>§3 Mitgliedschaft<text:bookmark-end text:name="__RefHeading___Toc439_188939905"/></text:h>
      <text:p text:style-name="Text_20_body">Mitglied des Vereins können natürliche und juristische Personen (beispielsweise Firmen, Vereine, Verbände und Behörden) werden, die gewillt sind, die gemeinnützigen Ziele des Vereins zu fördern und diesen in der Durchführung seiner Aufgaben zu unterstützen. Körperschaften, Vereine und Verbände können die Mitgliedschaft entweder nur für sich selbst oder auch für ihre Mitglieder erwerben. </text:p>
      <text:list xml:id="list6029659924857312160" text:style-name="L3">
        <text:list-item>
          <text:p text:style-name="P10"><text:span text:style-name="T4">Der Aufnahmeantrag ist schriftlich, auch in elektronischer Form, an den Vorstand zu richten, der über die Aufnahme de</text:span><text:span text:style-name="T5">r</text:span><text:span text:style-name="T4">/</text:span><text:span text:style-name="T5">des</text:span><text:span text:style-name="T4"> Antragsteller</text:span><text:span text:style-name="T5">in/Antragstellers</text:span><text:span text:style-name="T4"> entscheidet. Das aufgenommene Mitglied erhält eine Kopie der Satzung. Die jeweils aktuelle Satzung wird darüber hinaus an geeigneter Stelle den Mitgliedern verfügbar gemacht.</text:span></text:p>
        </text:list-item>
        <text:list-item>
          <text:p text:style-name="P10">Alle Mitglieder haben das Recht, an der Mitgliederversammlung des Vereins teilzunehmen, Anträge zu stellen, und ihr Rede-, Wahl und Stimmrecht gemäß §3 (<text:span text:style-name="T7">3</text:span>) auszuüben. Juristische Personen üben ihre Rechte durch einen bevollmächtigten Vertreter aus, der dem Vorstand benannt sein muss. </text:p>
        </text:list-item>
        <text:list-item>
          <text:p text:style-name="P10"><text:span text:style-name="T18">Das </text:span>Stimmrecht, <text:span text:style-name="T18">sowie</text:span> <text:span text:style-name="T18">das aktive und passive Wahlrecht</text:span> besitzen <text:span text:style-name="T18">nur</text:span> Mitglieder, <text:span text:style-name="T18">die natürliche Personen sind</text:span>. </text:p>
        </text:list-item>
        <text:list-item>
          <text:p text:style-name="P10"><text:span text:style-name="T4">Jedes Mitglied hat einen Jahresbeitrag zu leisten, dessen Höhe und Fälligkeit </text:span><text:span text:style-name="T6">jedem Mitglied nach Selbsteinschätzung freigestellt ist. </text:span></text:p>
        </text:list-item>
        <text:list-item>
          <text:p text:style-name="P10">Die Mitgliedschaft endet durch Austritt, Ausschluss oder Tod. Der Austritt muss durch schriftliche Mitteilung an den Vorstand erklärt werden. Er wird mit Ende des <text:soft-page-break/>Geschäftsjahres wirksam und muss sechs Wochen vor dessen Ablauf mitgeteilt worden sein. Auf Wunsch des Mitglieds kann die Wirksamkeit auch mit sofortiger Wirkung eintreten.</text:p>
        </text:list-item>
        <text:list-item>
          <text:p text:style-name="P10">Der Ausschluss erfolgt durch den Vorstand <text:span text:style-name="T15">oder die Mitgliederversammlung</text:span>. D<text:span text:style-name="T15">ie</text:span>/<text:span text:style-name="T15">der</text:span> Ausgeschlossene kann innerhalb eines Monats nach Zugang <text:span text:style-name="T15">eines</text:span> Beschlusses <text:span text:style-name="T15">durch den Vorstand</text:span> Einspruch einlegen und die nächste Mitgliederversammlung anrufen. <text:span text:style-name="T15">Den Ausschluss eines Mitglieds oder dessen Widerruf kann die Mitglieder­versammlung </text:span>mit <text:span text:style-name="T15">zwei von drei Stimmen</text:span> der <text:span text:style-name="T13">anwesenden Mitglieder </text:span><text:span text:style-name="T14">beschliessen</text:span>. Vom Zeitpunkt des Einspruchs bis zur Entscheidung <text:span text:style-name="T18">der Mitglieder­versammlung</text:span> über den Ausschluss <text:span text:style-name="T15">ruht</text:span> die Mitgliedschaf<text:span text:style-name="T15">t</text:span>. </text:p>
        </text:list-item>
      </text:list>
      <text:h text:style-name="Heading_20_1" text:outline-level="1"><text:bookmark-start text:name="__RefHeading___Toc330_1841127813"/><text:bookmark text:name=".C2.A74_Organe_des_Vereins"/>§4 Organe des Vereins<text:bookmark-end text:name="__RefHeading___Toc330_1841127813"/></text:h>
      <text:list xml:id="list1701947466228831054" text:style-name="L4">
        <text:list-item>
          <text:p text:style-name="P11">Organe des Vereins sind die Mitgliederversammlung und der Vorstand. </text:p>
        </text:list-item>
      </text:list>
      <text:h text:style-name="Heading_20_1" text:outline-level="1"><text:bookmark-start text:name="__RefHeading___Toc332_1841127813"/><text:bookmark text:name=".C2.A75_Die_Mitgliederversammlung"/>§5 Die Mitgliederversammlung<text:bookmark-end text:name="__RefHeading___Toc332_1841127813"/></text:h>
      <text:list xml:id="list3481991225045347372" text:style-name="L5">
        <text:list-item>
          <text:p text:style-name="P12">Die ordentliche Mitgliederversammlung findet einmal jährlich statt. </text:p>
        </text:list-item>
        <text:list-item>
          <text:p text:style-name="P12">Der Vorstand hat eine außerordentliche Mitgliederversammlung unverzüglich und unter genauer Angabe von Gründen einzuberufen, wenn es das Interesse des Vereins erfordert oder wenn mindestens <text:s/><text:span text:style-name="T16">zwei von drei der</text:span> Mitglieder dies schriftlich unter Angabe des Zwecks und der Gründe vom Vorstand verlangen. </text:p>
        </text:list-item>
        <text:list-item>
          <text:p text:style-name="P12">Zu jeder Mitgliederversammlung lädt der Vorstand die Mitglieder mindestens 21 Tage vor dem Versammlungstermin ein. Die Einladung erfolgt per E-Mail, per Fax oder per Brief - entsprechend dem Wunsch des Mitgliedes. Hat ein Mitglied dem Vorstand gegenüber keinen Wunsch geäußert, wird die Einladung per E-Mail verschickt.</text:p>
        </text:list-item>
        <text:list-item>
          <text:p text:style-name="P12">Ein Antrag an die Mitgliederversammlung gilt als fristgemäß eingereicht, wenn er eine Woche vor Beginn der Mitgliederversammlung beim Vorstand eingegangen ist. </text:p>
        </text:list-item>
        <text:list-item>
          <text:p text:style-name="P12">Die Leitung der Versammlung hat ein Mitglied des Vorstands oder ein/<text:span text:style-name="T9">e</text:span> von der Mitgliederversammlung bestimmte/r Versammlungsleiter<text:span text:style-name="T9">In</text:span>. </text:p>
        </text:list-item>
        <text:list-item>
          <text:p text:style-name="P12">Die Beschlüsse der Mitgliederversammlung werden in einem Protokoll niedergelegt und mit den Unterschriften de<text:span text:style-name="T9">r/des</text:span> Versammlungsleiter<text:span text:style-name="T9">in</text:span>/<text:span text:style-name="T9">Veranstaltungsleiters</text:span> und de<text:span text:style-name="T9">r</text:span>/<text:span text:style-name="T9">des</text:span> Protokollführer<text:span text:style-name="T9">in</text:span>/<text:span text:style-name="T9">Protokollführers</text:span> beurkundet. <text:s/><text:span text:style-name="T8">Die Beschlüsse der Mitgliederversammlung sind auf der Webseite des Vereins zu veröffentlichen.</text:span></text:p>
        </text:list-item>
        <text:list-item>
          <text:p text:style-name="P12"><text:span text:style-name="T17">Beschlüsse</text:span> der Mitgliederversammlung werden mit einfacher Mehrheit der abgegebenen, gültigen Stimmen gefasst <text:s/>sofern die Satzung keine andere Regelung vorsieht.</text:p>
        </text:list-item>
        <text:list-item>
          <text:p text:style-name="P12">Der Mitgliederversammlung obliegen: </text:p>
          <text:list>
            <text:list-item>
              <text:p text:style-name="P12"><text:soft-page-break/>die Beschlussfassung über alle den Verein betreffenden Angelegenheiten von grundsätzlicher Bedeutung, </text:p>
            </text:list-item>
            <text:list-item>
              <text:p text:style-name="P12">die Entscheidung über fristgemäß eingebrachte Anträge, </text:p>
            </text:list-item>
            <text:list-item>
              <text:p text:style-name="P12">die Entgegennahme des Jahresberichtes des Vorstands, </text:p>
            </text:list-item>
            <text:list-item>
              <text:p text:style-name="P12">die Entlastung des Vorstands, </text:p>
            </text:list-item>
            <text:list-item>
              <text:p text:style-name="P12">die Festlegung eines Wahlverfahrens für die Vorstandswahl, </text:p>
            </text:list-item>
            <text:list-item>
              <text:p text:style-name="P12">die Wahl der Vorstandsmitglieder, </text:p>
            </text:list-item>
            <text:list-item>
              <text:p text:style-name="P12">die Beschlussfassung über Satzungsänderungen <text:span text:style-name="T8">mit der Mehrheit von zwei von drei aller anwesenden Mitglieder </text:span>(wobei eine Änderung des Zweckes des Vereins oder der diesbezüglichen Satzungsbestimmungen lediglich unter Beachtung der Vorschriften gemäß §2, Gemeinnützigkeit, möglich ist), </text:p>
            </text:list-item>
            <text:list-item>
              <text:p text:style-name="P12">die Festsetzung der Mitgliedsbeiträge, </text:p>
            </text:list-item>
            <text:list-item>
              <text:p text:style-name="P12">die Auflösung des Vereins gemäß § 2, Ziffer 4 und 6 dieser Satzung, </text:p>
            </text:list-item>
          </text:list>
        </text:list-item>
      </text:list>
      <text:h text:style-name="Heading_20_1" text:outline-level="1"><text:bookmark-start text:name="__RefHeading___Toc334_1841127813"/><text:bookmark text:name=".C2.A76_Der_Vorstand"/>§6 Der Vorstand<text:bookmark-end text:name="__RefHeading___Toc334_1841127813"/></text:h>
      <text:list xml:id="list8646698011643003312" text:style-name="L6">
        <text:list-item>
          <text:p text:style-name="P14">Der Vorstand des Vereins besteht aus mindestens drei <text:span text:style-name="T17">Personen</text:span>. </text:p>
        </text:list-item>
        <text:list-item>
          <text:p text:style-name="P13">Der/die <text:s/>Vorsitzende<text:span text:style-name="T10">n s</text:span>ind Vorstand im Sinne des § 26 des Bürgerlichen Gesetzbuches. Jede<text:span text:style-name="T17">R Vorsitzende</text:span> vertritt allein den Verein gerichtlich und außergerichtlich. Die Mitgliederversammlung kann weitere Vorstandsmitglieder bestimmen. Die Gesamtgröße des Vorstands ist vor der Wahl festzulegen und darf nicht durch zwei teilbar sein. </text:p>
        </text:list-item>
        <text:list-item>
          <text:p text:style-name="P13">Der Vorstand wird auf die Dauer von jeweils zwei Jahren gewählt. Nach Ablauf dieser Zeit bleibt er bis zur Wahl eines neues Vorstands kommissarisch im Amt. </text:p>
        </text:list-item>
        <text:list-item>
          <text:p text:style-name="P13">Scheidet ein Vorstandsmitglied während der Amtszeit aus, so haben die übrigen Vorstandsmitglieder eine Ergänzung herbeizuführen, die der Bestätigung durch die nächste Mitgliederversammlung bedarf. </text:p>
        </text:list-item>
        <text:list-item>
          <text:p text:style-name="P13">Dem Vorstand obliegen die laufende Geschäftsführung, die Ausführung der Beschlüsse der Mitgliederversammlung und die Verwaltung des Vereinsvermögens. Die Vorstandsmitglieder üben ihr Amt ehrenamtlich aus. </text:p>
        </text:list-item>
        <text:list-item>
          <text:p text:style-name="P13">Der Vorstand gibt sich eine Geschäftsordnung, die seine Verfahren und Aufgabenverteilung festlegt. <text:s/><text:span text:style-name="T9">Beschlüsse des Vorstands werden mit einfacher Mehrheit gefasst, soweit die Satzung nicht anderes regelt.</text:span></text:p>
        </text:list-item>
        <text:list-item>
          <text:p text:style-name="P13">Der Vorstand kann zur Unterstützung und Wahrnehmung seiner Aufgaben Vereinsmitglieder berufen, die entweder auf Dauer oder nur zur Erfüllung einer zeitlich begrenzten Tätigkeit Funktionen übernehmen. </text:p>
        </text:list-item>
        <text:list-item>
          <text:p text:style-name="P13"><text:soft-page-break/>Der Vorstand tagt mindestens einmal halbjährlich. Jedes Mitglied hat das Recht, an den Sitzungen des Vorstands teilzunehmen <text:span text:style-name="T19">Sitzunge des Vorstands sind durch Ankündigung auf der Webseite des Vereins zu veröffentlichen</text:span>. </text:p>
        </text:list-item>
        <text:list-item>
          <text:p text:style-name="P13">Alle Entscheidungen und Aktivitäten des Vorstands im Namen des Vereins sind <text:s/><text:span text:style-name="T11">zu dokumentieren und zeitnah </text:span>auf der Webseite des Vereins zu <text:span text:style-name="T11">veröffentlichen</text:span>. <text:span text:style-name="T11">Entscheidungen, deren Veröffentlichung <text:s/>juristische Gründe entgengensprechen, können nur durch einstimmigen Beschluss aller Vorstandsmitglieder herbeigeführt werden.</text:span></text:p>
        </text:list-item>
      </text:list>
      <text:h text:style-name="Heading_20_1" text:outline-level="1"><text:bookmark-start text:name="__RefHeading___Toc336_1841127813"/><text:bookmark text:name=".C2.A77_Schlussbestimmung"/>§7 Schlussbestimmung<text:bookmark-end text:name="__RefHeading___Toc336_1841127813"/></text:h>
      <text:list xml:id="list6253074611433380173" text:style-name="L7">
        <text:list-item>
          <text:p text:style-name="P15">Der Vorstand ist befugt, redaktionelle Änderungen an dieser Satzung durchzuführen, sofern sie einer Auflage des Registergerichtes oder einer Behörde entsprechen müssen. <text:span text:style-name="T20">Entsprechende Änderungen werden durch den Vorstand einstimmig beschlossen.</text:span></text:p>
        </text:list-item>
      </text:list>
      <text:p text:style-name="Title"><text:span text:style-name="T21">Gründungsbeschluss</text:span></text:p>
      <text:p text:style-name="P17"><text:span text:style-name="T21">In der Gründungsversammlung am 19.8.2015 gründen den Verein „Freifunk Bingen“ <text:s/>und beschliessen diese Satzung:</text:span></text:p>
      <table:table table:name="Tabelle1" table:style-name="Tabelle1">
        <table:table-column table:style-name="Tabelle1.A" table:number-columns-repeated="2"/>
        <table:table-row table:style-name="Tabelle1.1">
          <table:table-cell table:style-name="Tabelle1.A1" office:value-type="string">
            <text:p text:style-name="P19">Name</text:p>
          </table:table-cell>
          <table:table-cell table:style-name="Tabelle1.B1" office:value-type="string">
            <text:p text:style-name="P19">Unterschrift</text:p>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ato" svg:font-family="Lato" style:font-pitch="variable"/>
    <style:font-face style:name="Lato2" svg:font-family="Lato" style:font-adornments="Fett" style:font-pitch="variable"/>
    <style:font-face style:name="Lato1" svg:font-family="Lato" style:font-adornments="Standard" style:font-pitch="variable"/>
    <style:font-face style:name="Liberation Serif" svg:font-family="'Liberation Serif'" style:font-family-generic="roman" style:font-pitch="variable"/>
    <style:font-face style:name="AlternateGothic2 BT" svg:font-family="'AlternateGothic2 BT'" style:font-adornments="Fet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ato1" fo:font-family="Lato" style:font-style-name="Standard"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ato" fo:font-family="Lato" style:font-pitch="variable"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lternateGothic2 BT" fo:font-family="'AlternateGothic2 BT'" style:font-style-name="Fett" style:font-family-generic="swiss" style:font-pitch="variable" fo:font-size="2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99cm" fo:margin-bottom="0.499cm" loext:contextual-spacing="false" style:page-number="auto"/>
      <style:text-properties style:font-name="Lato2" fo:font-family="Lato" style:font-style-name="Fett" style:font-pitch="variable"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Lato1" fo:font-family="Lato" style:font-style-name="Standard"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ato2" fo:font-family="Lato" style:font-style-name="Fett" style:font-pitch="variable"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ato1" fo:font-family="Lato" style:font-style-name="Standard"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ite <text:page-number text:select-page="current">1</text:page-number> 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Schürmann</meta:initial-creator>
    <meta:creation-date>2015-08-19T10:21:09.190900719</meta:creation-date>
    <dc:date>2015-08-19T12:29:30.422282712</dc:date>
    <dc:creator>Stefan Schürmann</dc:creator>
    <meta:editing-duration>PT1H1M48S</meta:editing-duration>
    <meta:editing-cycles>11</meta:editing-cycles>
    <meta:generator>LibreOffice/4.4.2.2$Linux_X86_64 LibreOffice_project/40m0$Build-2</meta:generator>
    <meta:document-statistic meta:table-count="1" meta:image-count="0" meta:object-count="0" meta:page-count="5" meta:paragraph-count="72" meta:word-count="1265" meta:character-count="9557" meta:non-whitespace-character-count="8365"/>
  </office:meta>
</office:document-meta>
</file>